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center" style:justify-single-word="false"/>
      <style:text-properties officeooo:paragraph-rsid="00149c7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b5a3" officeooo:paragraph-rsid="0015b5a3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8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2" style:data-style-name="N0">2.02</text:variable-set>: Frames of Reference</text:p>
      <text:p text:style-name="P1"/>
      <text:list xml:id="list5716293350288540352" text:style-name="L1">
        <text:list-item>
          <text:p text:style-name="P3">George is riding his bicycle to the east at 10 m/s. <text:s/><text:span text:style-name="T3">There is </text:span>a car, 100 meters away, coming toward him at 30 m/s. <text:s/>How long does George have to react in order to avoid a collis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53956684040893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956206720660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53957590680142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957964883266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958208134486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3956441565735" text:continue-numbering="true" text:style-name="L1">
        <text:list-item>
          <text:p text:style-name="P3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53957713324052" text:continue-numbering="true" text:style-name="L1">
        <text:list-item>
          <text:p text:style-name="P3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1"/>
      <text:p text:style-name="P1"/>
      <text:p text:style-name="P1"/>
      <text:list xml:id="list153956610206964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1"/>
      <text:p text:style-name="P1"/>
      <text:p text:style-name="P1"/>
      <text:list xml:id="list153957629011996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1"/>
      <text:p text:style-name="P1"/>
      <text:p text:style-name="P1"/>
      <text:list xml:id="list153956990033992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53956939533392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1"/>
      <text:p text:style-name="P1"/>
      <text:p text:style-name="P1"/>
      <text:list xml:id="list153957305640405" text:continue-numbering="true" text:style-name="L1">
        <text:list-item>
          <text:p text:style-name="P4">Salma is swimming 40m west of the shore when she sees a shark 78m west of her. <text:s/>She attempts to swim to the shore at a speed of 4 m/s. <text:s/>The shark pursues her at a speed of 12 m/s. <text:s/>Does Salma make it to the shore safely? </text:p>
        </text:list-item>
      </text:list>
      <text:p text:style-name="P1"/>
      <text:p text:style-name="P1"/>
      <text:p text:style-name="P1"/>
      <text:p text:style-name="P1"/>
      <text:list xml:id="list153957668087183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31T15:39:56.104641957" text:date-adjust="PT24H00M00S">09/0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T1M1S</meta:editing-duration>
    <meta:editing-cycles>7</meta:editing-cycles>
    <meta:generator>LibreOffice/4.3.7.2$Linux_X86_64 LibreOffice_project/430$Build-2</meta:generator>
    <meta:initial-creator>Jonas Williamson</meta:initial-creator>
    <dc:date>2016-08-31T15:39:56.030261888</dc:date>
    <meta:document-statistic meta:table-count="0" meta:image-count="2" meta:object-count="0" meta:page-count="2" meta:paragraph-count="19" meta:word-count="419" meta:character-count="2091" meta:non-whitespace-character-count="1654"/>
  </office:meta>
</office:document-meta>
</file>